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P1" style:family="paragraph" style:parent-style-name="Standard">
      <style:paragraph-properties fo:margin-top="0cm" fo:margin-bottom="0cm" style:contextual-spacing="false" fo:line-height="100%" fo:text-align="center" style:justify-single-word="false"/>
      <style:text-properties style:font-name="Times New Roman"/>
    </style:style>
    <style:style style:name="P2" style:family="paragraph" style:parent-style-name="Standard">
      <style:paragraph-properties fo:margin-top="0.199cm" fo:margin-bottom="0.101cm" style:contextual-spacing="false" fo:line-height="150%" fo:text-align="justify" style:justify-single-word="false"/>
      <style:text-properties fo:font-weight="bold" style:font-weight-asian="bold" style:font-weight-complex="bold"/>
    </style:style>
    <style:style style:name="P3" style:family="paragraph" style:parent-style-name="Standard" style:list-style-name="L1">
      <style:paragraph-properties fo:margin-top="0.199cm" fo:margin-bottom="0.101cm" style:contextual-spacing="false" fo:line-height="150%" fo:text-align="justify" style:justify-single-word="false"/>
      <style:text-properties officeooo:rsid="0013a4cd" officeooo:paragraph-rsid="0013a4cd"/>
    </style:style>
    <style:style style:name="P4" style:family="paragraph" style:parent-style-name="Standard">
      <style:paragraph-properties fo:margin-top="0.199cm" fo:margin-bottom="0.101cm" style:contextual-spacing="false" fo:line-height="150%" fo:text-align="justify" style:justify-single-word="false"/>
    </style:style>
    <style:style style:name="P5" style:family="paragraph" style:parent-style-name="Standard">
      <style:paragraph-properties fo:margin-top="0.199cm" fo:margin-bottom="0.101cm" style:contextual-spacing="false" fo:line-height="150%" fo:text-align="justify" style:justify-single-word="false"/>
      <style:text-properties officeooo:paragraph-rsid="0013a4cd"/>
    </style:style>
    <style:style style:name="P6" style:family="paragraph" style:parent-style-name="Standard" style:list-style-name="L1">
      <style:paragraph-properties fo:margin-top="0.199cm" fo:margin-bottom="0.101cm" style:contextual-spacing="false" fo:line-height="150%" fo:text-align="justify" style:justify-single-word="false"/>
    </style:style>
    <style:style style:name="P7" style:family="paragraph" style:parent-style-name="Standard" style:list-style-name="L2">
      <style:paragraph-properties fo:margin-top="0.199cm" fo:margin-bottom="0.101cm" style:contextual-spacing="false" fo:line-height="150%" fo:text-align="justify" style:justify-single-word="false"/>
    </style:style>
    <style:style style:name="P8" style:family="paragraph" style:parent-style-name="Standard">
      <style:paragraph-properties fo:margin-top="0.199cm" fo:margin-bottom="0.101cm" style:contextual-spacing="false" fo:line-height="150%" fo:text-align="justify" style:justify-single-word="false"/>
      <style:text-properties officeooo:paragraph-rsid="001c9fcd"/>
    </style:style>
    <style:style style:name="T1" style:family="text">
      <style:text-properties officeooo:rsid="0013a4cd"/>
    </style:style>
    <style:style style:name="T2" style:family="text">
      <style:text-properties officeooo:rsid="0014b7d7"/>
    </style:style>
    <style:style style:name="T3" style:family="text">
      <style:text-properties officeooo:rsid="001612c3"/>
    </style:style>
    <style:style style:name="T4" style:family="text">
      <style:text-properties officeooo:rsid="0017db4a"/>
    </style:style>
    <style:style style:name="T5" style:family="text">
      <style:text-properties officeooo:rsid="001a873f"/>
    </style:style>
    <style:style style:name="T6" style:family="text">
      <style:text-properties officeooo:rsid="001aca0f"/>
    </style:style>
    <style:style style:name="T7" style:family="text">
      <style:text-properties officeooo:rsid="001c9fcd"/>
    </style:style>
    <style:style style:name="T8" style:family="text">
      <style:text-properties officeooo:rsid="001e19b7"/>
    </style:style>
    <style:style style:name="T9" style:family="text">
      <style:text-properties officeooo:rsid="00200f38"/>
    </style:style>
    <style:style style:name="T10" style:family="text">
      <style:text-properties officeooo:rsid="002014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05cm" fo:text-indent="-0.635cm" fo:margin-left="7.4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Описание предметной области</text:p>
      <text:p text:style-name="P4"><text:tab/>Компания ТехБытСервис - агенство по настройке, обсуживанию, ремонту цифровой и бытовой техники. Организация объединяет в себе высочайший подход к уровню качества проделанных работ, надёжность и долгие годы службы отремонтированного технического оборудования, а также справедливую стоимость, цену своих услуг. Компания ведёт свою деятельность в городе Калуга, планируя расширяться и создавать филиалы в соседних городах Калужской области. </text:p>
      <text:p text:style-name="P4"><text:tab/>Весь процесс - от стадии анализа проблемы и составления необходимого спектра услуг до выдачи техники клиенту контролируется профессионалами.</text:p>
      <text:p text:style-name="P4">Одна из особенностей компании - команда грамотных высококвалифицированных специалистов, способных <text:s/>заниматься не только настройкой новой, но и ремонтом, <text:span text:style-name="T1">и </text:span>обсуживанием старой техники, даже в случаях наличия серьёзных неисправностей, предоставляя <text:span text:style-name="T1">гарантию</text:span> на свою работу, <text:span text:style-name="T1">и </text:span>её качество.</text:p>
      <text:p text:style-name="P5"><text:tab/>Компания ТехБытСервис также предлагает своим клиентам замену старых комплектующих на новые. Несмотря на небольшой охват потребителей, по уровню насыщения и выполненных работ, компания не уступает своим конкурентам.</text:p>
      <text:p text:style-name="P5">1. Ассортимент услуг</text:p>
      <text:list xml:id="list3819586397" text:style-name="L1">
        <text:list-item>
          <text:p text:style-name="P3">Ремонт цифрового оборудования и бытовой техники;</text:p>
        </text:list-item>
        <text:list-item>
          <text:p text:style-name="P3">Обслуживание цифрового оборудования и бытовой техники;</text:p>
        </text:list-item>
        <text:list-item>
          <text:p text:style-name="P6">Выезд мастера «на дом» <text:span text:style-name="T1">и выполнение работ на месте;</text:span></text:p>
        </text:list-item>
        <text:list-item>
          <text:p text:style-name="P3">Диагностика и выявление неисправностей;</text:p>
        </text:list-item>
        <text:list-item>
          <text:p text:style-name="P6">Приём и ремонт нерабочей техники в филиале организации;</text:p>
        </text:list-item>
        <text:list-item>
          <text:p text:style-name="P6">Замена старых комплектующих на новые;</text:p>
        </text:list-item>
        <text:list-item>
          <text:p text:style-name="P3">Настройка и наладка цифрового оборудования и бытовой техники.</text:p>
        </text:list-item>
      </text:list>
      <text:p text:style-name="P5">2. Стандартный набор услуг</text:p>
      <text:p text:style-name="P4"><text:tab/><text:span text:style-name="T2">Новое обращение</text:span> клиента включает в себя выявление проблемы и создание списка последующих услуг, требуемых для её устранения. После чего клиент может выбрать, что именно ему <text:span text:style-name="T2">необходимо. З</text:span>атем команда ТехБытСервиса выполняет свою работу, оказав выбранные услуги.</text:p>
      <text:p text:style-name="P4"><text:soft-page-break/>3. Варианты обработки заявки</text:p>
      <text:p text:style-name="P4"><text:tab/>Выезд мастера на дом, выявление проблемы и попытка решить её «на месте». В случае, если это невозможно, то техника принимается в филиал и дальнейший ремонт происходит уже там.</text:p>
      <text:p text:style-name="P4"><text:tab/>Приём техники в филиале и дальнейший её ремонт.</text:p>
      <text:p text:style-name="P4">4. Материалы</text:p>
      <text:p text:style-name="P4"><text:tab/>Требуемые для выполнения работ материалы заказываются оптом, или <text:span text:style-name="T2">в розницу</text:span>, в случае необходимости.</text:p>
      <text:p text:style-name="P4">5. Дополнительное оборудование</text:p>
      <text:p text:style-name="P4"><text:tab/>Дополнительное оборудование, необходимое мастеру для оказания услуг также заказывается у партнёров компании. Клиент может попросить о замене устаревших комплектующих (например <text:span text:style-name="T3">для цифровой техники</text:span>), за которыми агентство также обратиться к <text:span text:style-name="T3">партнёрам</text:span>.</text:p>
      <text:p text:style-name="P4">6. Гарантия</text:p>
      <text:p text:style-name="P4"><text:tab/>Гарантия на проделанные работы предоставляется на срок от полугода до трёх лет, в зависимости от изначальной проблемы <text:span text:style-name="T4">и качества самого оборудования, которое подверглось ремонту</text:span>.</text:p>
      <text:p text:style-name="P4">7. Транспортировка</text:p>
      <text:p text:style-name="P4"><text:tab/><text:span text:style-name="T4">Компания берёт на себя расходы и ответственность за упаковку и транпортировку оборудования из вашего дома до филиала в случае невозможности устранения заявленной неисправности на месте. В случаи личного обращения в сервис климент сам отвечает за доставку своего оборудования.</text:span></text:p>
      <text:p text:style-name="P4">8. <text:span text:style-name="T4">Партнёры</text:span></text:p>
      <text:list xml:id="list609881063" text:style-name="L2">
        <text:list-item>
          <text:p text:style-name="P7">ООО «ДНС Групп»</text:p>
        </text:list-item>
        <text:list-item>
          <text:p text:style-name="P7">ООО «Ситилинк»</text:p>
        </text:list-item>
        <text:list-item>
          <text:p text:style-name="P7">ПАО «М. Видео»</text:p>
        </text:list-item>
        <text:list-item>
          <text:p text:style-name="P7">ООО «Системный софт»</text:p>
        </text:list-item>
        <text:list-item>
          <text:p text:style-name="P7">ООО «Яндекс»</text:p>
        </text:list-item>
        <text:list-item>
          <text:p text:style-name="P7"><text:soft-page-break/>ООО «Рексофт»</text:p>
        </text:list-item>
      </text:list>
      <text:p text:style-name="P4">9. Существующая информационная система</text:p>
      <text:p text:style-name="P4"><text:tab/>Компании удалось провести удачную маркетинговую компанию в социальных сетях и в СМИ. Поэтому ручная работа по обработке заказов компанию уже не устраивает, т.к. необходимо как-то автоматизировать совместную работу сотрудников и обеспечить хранение информации о клиентах и <text:span text:style-name="T5">заявках</text:span>. Поэтому компания привлекла Вас в качестве специалиста по разработке информационных систем, с задачей разработать для компании автоматизированную систему управления бизнес задачами.</text:p>
      <text:p text:style-name="P2"><text:span text:style-name="T6">Требования к с</text:span>оздани<text:span text:style-name="T6">ю</text:span> системы автоматизированного управления рабочими процессами</text:p>
      <text:p text:style-name="P4"><text:tab/>Ниже приведены требования к информационной системе. Хотя они не упорядочены, компания полагается на ваш профессионализм в разработке программного обеспечения, чтобы вы могли отсортировать и систематизировать предоставленную информацию.</text:p>
      <text:p text:style-name="P4"><text:tab/>Разрабатываемая система должна охватывать три важных бизнес-процесса: упорядочивание работы над заказами, хранение информации о клиентах и работниках, управление бизнес-процессами компании.</text:p>
      <text:p text:style-name="P2">Процесс оформления услуги </text:p>
      <text:p text:style-name="P4"><text:tab/>Клиент может оставить заявку по телефону, описав суть проблемы и ему на дом приедет специалист, который попытается <text:span text:style-name="T7">её устранить</text:span>. Если проблему не удалось исправить <text:span text:style-name="T7">на месте</text:span>, то составляется акт и оборудование <text:span text:style-name="T7">транспортируется</text:span> в приёмку на ремонт в самом отделении компании.</text:p>
      <text:p text:style-name="P8"><text:tab/><text:span text:style-name="T7">Основной способ работы с клиентами это очное присутствие последних. Клиент приходит </text:span>со своим оборудованием и тогда на стойке регистрации и приёма его оборудование будет опечатано и передано в мастерскую.</text:p>
      <text:p text:style-name="P8"><text:tab/>В <text:span text:style-name="T7">любом случаи при обращении с клиента собирается следующая информация и заносится в базу:</text:span> ФИО, номер телефона, адрес электронной почты, адрес проживания. <text:span text:style-name="T7">После составления заявки клиенту сообщается ориентировочное время её выполнения. Заявка</text:span> должна передаваться сотрудникам. После выполнения <text:span text:style-name="T7">заявки</text:span> клиент оплачивает работу.</text:p>
      <text:p text:style-name="P4"><text:tab/>Когда <text:span text:style-name="T7">заявка</text:span> <text:span text:style-name="T7">внесена</text:span> в систему, <text:span text:style-name="T7">ей</text:span> присваивается уникальный номер, отображается дата создания. Срок выполнения проставляется после того, как заявка закрывается. статус выполнения и исполнитель - проставляются в ходе дальнейшего движения заявки.</text:p>
      <text:p text:style-name="P4"><text:soft-page-break/>Под каждой заявкой можно оставлять комментарии, которые будут видны всем исполнителям.</text:p>
      <text:p text:style-name="P2">Управление бизнес-процессами компании </text:p>
      <text:p text:style-name="P4"><text:tab/>Для эффективного управления информацией о каждом сотруднике, необходимо создать базу, которая будет содержать следующие данные: ФИО, номер телефона, адрес электронной почты, адрес проживания, дата найма, должность, его занятость, а также информацию о том, был ли он уволен и когда это произошло. Для классификации должностей сотрудников, необходимо использовать следующие категории: директор, секретарь, администратор, мастер, тестировщик, бухгалтер, HR-администратор и PR-менеджер.</text:p>
      <text:p text:style-name="P4">Кроме того, важно иметь возможность <text:span text:style-name="T8">создавать</text:span> задач<text:span text:style-name="T8">и внутри самой</text:span> компании, которые помогут решить внутренние проблемы и обеспечить более эффективное управление ресурсами.</text:p>
      <text:p text:style-name="P2">Хранение и работа с информацией </text:p>
      <text:p text:style-name="P4"><text:tab/>Вся информация, необходимая для работы компании, хранится в <text:span text:style-name="T9">базе</text:span> данных. В них должна хранится информация о клиентах, их заказах, данные сотрудников и задачи компании. Редактировать информацию могут только определённые сотрудники, которым предоставлен доступ на определённые изменения. Важно убедится, что база данных защищена от несанкционированного доступа со стороны сотрудников не имеющих определённые привилегии. Также должна быть система авторизации сотрудника в системе с помощью его логина и пароля.</text:p>
      <text:p text:style-name="P4">Интерфейс положения должен быть не только приятным и интуитивно понятным, но и информативным. Важно, чтобы сотрудники сразу же могли увидеть все необходимые данные, находить нужные функции и работать с приложением без затруднений. Для достижения этой цели можно использовать различные элементы дизайна, такие как цветовые решения, диаграммы, иконки и т. д.</text:p>
      <text:p text:style-name="P4">Дальнейшие рекомендации, указания, согласование функций и консультация по решениям между нашей компанией и исполнителем будут производится в очной форме, <text:span text:style-name="T9">по телефону, электронной почте, или посредством социальных сетей и мессенджеров. Взаимодействия будут происходить</text:span> от лица нашего представителя к <text:span text:style-name="T10">проектному директору</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Character_20_style" loext:num-list-format="%1%." style:num-suffix="." style:num-format="1">
        <style:list-level-properties text:list-level-position-and-space-mode="label-alignment">
          <style:list-level-label-alignment text:label-followed-by="listtab" text:list-tab-stop-position="1.27cm"/>
        </style:list-level-properties>
      </text:list-level-style-number>
      <text:list-level-style-number text:level="2" text:style-name="Character_20_style" loext:num-list-format="%2%." style:num-suffix="." style:num-format="a" style:num-letter-sync="true">
        <style:list-level-properties text:list-level-position-and-space-mode="label-alignment">
          <style:list-level-label-alignment text:label-followed-by="listtab" text:list-tab-stop-position="1.789cm" fo:text-indent="-0.635cm" fo:margin-left="1.789cm"/>
        </style:list-level-properties>
      </text:list-level-style-number>
      <text:list-level-style-number text:level="3" text:style-name="Character_20_style" loext:num-list-format="%3%." style:num-suffix="." style:num-format="i">
        <style:list-level-properties text:list-level-position-and-space-mode="label-alignment" fo:text-align="end">
          <style:list-level-label-alignment text:label-followed-by="listtab" text:list-tab-stop-position="3.059cm" fo:text-indent="-0.318cm" fo:margin-left="3.059cm"/>
        </style:list-level-properties>
      </text:list-level-style-number>
      <text:list-level-style-number text:level="4" text:style-name="Character_20_style" loext:num-list-format="%4%." style:num-suffix="." style:num-format="1">
        <style:list-level-properties text:list-level-position-and-space-mode="label-alignment">
          <style:list-level-label-alignment text:label-followed-by="listtab" text:list-tab-stop-position="4.329cm" fo:text-indent="-0.635cm" fo:margin-left="4.329cm"/>
        </style:list-level-properties>
      </text:list-level-style-number>
      <text:list-level-style-number text:level="5" text:style-name="Character_20_style" loext:num-list-format="%5%." style:num-suffix="." style:num-format="a" style:num-letter-sync="true">
        <style:list-level-properties text:list-level-position-and-space-mode="label-alignment">
          <style:list-level-label-alignment text:label-followed-by="listtab" text:list-tab-stop-position="5.599cm" fo:text-indent="-0.635cm" fo:margin-left="5.599cm"/>
        </style:list-level-properties>
      </text:list-level-style-number>
      <text:list-level-style-number text:level="6" text:style-name="Character_20_style" loext:num-list-format="%6%." style:num-suffix="." style:num-format="i">
        <style:list-level-properties text:list-level-position-and-space-mode="label-alignment" fo:text-align="end">
          <style:list-level-label-alignment text:label-followed-by="listtab" text:list-tab-stop-position="6.869cm" fo:text-indent="-0.318cm" fo:margin-left="6.869cm"/>
        </style:list-level-properties>
      </text:list-level-style-number>
      <text:list-level-style-number text:level="7" text:style-name="Character_20_style" loext:num-list-format="%7%." style:num-suffix="." style:num-format="1">
        <style:list-level-properties text:list-level-position-and-space-mode="label-alignment">
          <style:list-level-label-alignment text:label-followed-by="listtab" text:list-tab-stop-position="8.139cm" fo:text-indent="-0.635cm" fo:margin-left="8.139cm"/>
        </style:list-level-properties>
      </text:list-level-style-number>
      <text:list-level-style-number text:level="8" text:style-name="Character_20_style" loext:num-list-format="%8%." style:num-suffix="." style:num-format="a" style:num-letter-sync="true">
        <style:list-level-properties text:list-level-position-and-space-mode="label-alignment">
          <style:list-level-label-alignment text:label-followed-by="listtab" text:list-tab-stop-position="9.409cm" fo:text-indent="-0.635cm" fo:margin-left="9.409cm"/>
        </style:list-level-properties>
      </text:list-level-style-number>
      <text:list-level-style-number text:level="9" text:style-name="Character_20_style" loext:num-list-format="%9%." style:num-suffix="." style:num-format="i">
        <style:list-level-properties text:list-level-position-and-space-mode="label-alignment" fo:text-align="end">
          <style:list-level-label-alignment text:label-followed-by="listtab" text:list-tab-stop-position="10.679cm" fo:text-indent="-0.318cm" fo:margin-left="10.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20_style" loext:num-list-format="" style:num-suffix="" text:bullet-char="">
        <style:list-level-properties text:list-level-position-and-space-mode="label-alignment">
          <style:list-level-label-alignment text:label-followed-by="listtab" text:list-tab-stop-position="1.27cm" fo:text-indent="1.27cm"/>
        </style:list-level-properties>
        <style:text-properties style:font-name="Symbol"/>
      </text:list-level-style-bullet>
      <text:list-level-style-bullet text:level="2" text:style-name="Character_20_style"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Character_20_style"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20_style"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20_style"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Character_20_style"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20_style"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20_style"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Character_20_style"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7:27:49.279456471</meta:creation-date>
    <dc:date>2023-02-27T17:56:27.026065658</dc:date>
    <meta:editing-duration>PT28M33S</meta:editing-duration>
    <meta:editing-cycles>14</meta:editing-cycles>
    <meta:generator>LibreOffice/7.3.7.2$Linux_X86_64 LibreOffice_project/30$Build-2</meta:generator>
    <meta:document-statistic meta:table-count="0" meta:image-count="0" meta:object-count="0" meta:page-count="4" meta:paragraph-count="52" meta:word-count="926" meta:character-count="7076" meta:non-whitespace-character-count="6191"/>
  </office:meta>
</office:document-meta>
</file>